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1310000093CB368CC05.jpg" manifest:media-type="image/jpeg"/>
  <manifest:file-entry manifest:full-path="Pictures/100000000000040D0000030A12803BD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Ansible</text:p>
            <text:p/>
            <text:p>Presented by Craig Maloney</text:p>
            <text:p>http://decafbad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placeholder="true">
          <draw:text-box/>
        </draw:frame>
        <draw:frame draw:style-name="gr2" draw:layer="layout" svg:width="6.818cm" svg:height="0.963cm" svg:x="10.414cm" svg:y="19.812cm">
          <draw:text-box>
            <text:p>https://flic.kr/p/9iQD1E</text:p>
          </draw:text-box>
        </draw:frame>
        <draw:frame draw:style-name="gr3" draw:text-style-name="P1" draw:layer="layout" svg:width="25.816cm" svg:height="19.368cm" svg:x="1.092cm" svg:y="0.698cm">
          <draw:image xlink:href="Pictures/100000000000040D0000030A12803BD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placeholder="true">
          <draw:text-box/>
        </draw:frame>
        <draw:frame draw:style-name="gr3" draw:text-style-name="P1" draw:layer="layout" svg:width="27.999cm" svg:height="15.038cm" svg:x="0.001cm" svg:y="2.765cm">
          <draw:image xlink:href="Pictures/10000000000011310000093CB368CC05.jpg" xlink:type="simple" xlink:show="embed" xlink:actuate="onLoad">
            <text:p/>
          </draw:image>
        </draw:frame>
        <draw:frame draw:style-name="gr2" draw:layer="layout" svg:width="6.818cm" svg:height="0.963cm" svg:x="10.591cm" svg:y="19.812cm">
          <draw:text-box>
            <text:p>https://flic.kr/p/os3JHY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21:22:16.918194721</meta:creation-date>
    <dc:date>2016-05-02T21:31:12.527126484</dc:date>
    <meta:editing-duration>P0D</meta:editing-duration>
    <meta:editing-cycles>1</meta:editing-cycles>
    <meta:document-statistic meta:object-count="34"/>
    <meta:generator>LibreOffice/4.2.8.2$Linux_X86_64 LibreOffice_project/420m0$Build-2</meta:generator>
  </office:meta>
</office:document-meta>
</file>